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Standard">
      <style:text-properties officeooo:rsid="001387e9" officeooo:paragraph-rsid="001387e9"/>
    </style:style>
    <style:style style:name="P2" style:family="paragraph" style:parent-style-name="Standard" style:list-style-name="L1">
      <style:text-properties officeooo:rsid="001387e9" officeooo:paragraph-rsid="001387e9"/>
    </style:style>
    <style:style style:name="P3" style:family="paragraph" style:parent-style-name="Standard" style:list-style-name="L1">
      <style:text-properties officeooo:rsid="001387e9" officeooo:paragraph-rsid="001438e2"/>
    </style:style>
    <style:style style:name="P4" style:family="paragraph" style:parent-style-name="Standard" style:list-style-name="L1">
      <style:text-properties officeooo:rsid="001438e2" officeooo:paragraph-rsid="001438e2"/>
    </style:style>
    <style:style style:name="P5" style:family="paragraph" style:parent-style-name="Standard">
      <style:text-properties officeooo:rsid="001438e2" officeooo:paragraph-rsid="001438e2"/>
    </style:style>
    <style:style style:name="P6" style:family="paragraph" style:parent-style-name="Standard" style:list-style-name="L6">
      <style:text-properties officeooo:rsid="001438e2" officeooo:paragraph-rsid="001438e2"/>
    </style:style>
    <style:style style:name="P7" style:family="paragraph" style:parent-style-name="Standard" style:list-style-name="L7">
      <style:text-properties officeooo:rsid="001438e2" officeooo:paragraph-rsid="001438e2"/>
    </style:style>
    <style:style style:name="P8" style:family="paragraph" style:parent-style-name="Standard" style:list-style-name="L8">
      <style:text-properties officeooo:rsid="001438e2" officeooo:paragraph-rsid="001438e2"/>
    </style:style>
    <style:style style:name="P9" style:family="paragraph" style:parent-style-name="Standard" style:list-style-name="L9">
      <style:text-properties officeooo:rsid="001438e2" officeooo:paragraph-rsid="001438e2"/>
    </style:style>
    <style:style style:name="P10" style:family="paragraph" style:parent-style-name="Standard">
      <style:text-properties officeooo:rsid="00162cb1" officeooo:paragraph-rsid="00162cb1"/>
    </style:style>
    <style:style style:name="P11" style:family="paragraph" style:parent-style-name="Standard" style:list-style-name="L2">
      <style:text-properties officeooo:rsid="00162cb1" officeooo:paragraph-rsid="00162cb1"/>
    </style:style>
    <style:style style:name="P12" style:family="paragraph" style:parent-style-name="Standard" style:list-style-name="L5">
      <style:text-properties officeooo:rsid="00162cb1" officeooo:paragraph-rsid="00162cb1"/>
    </style:style>
    <style:style style:name="P13" style:family="paragraph" style:parent-style-name="Standard" style:list-style-name="L5">
      <style:text-properties officeooo:paragraph-rsid="00162cb1"/>
    </style:style>
    <style:style style:name="P14" style:family="paragraph" style:parent-style-name="Standard" style:list-style-name="L10">
      <style:text-properties officeooo:paragraph-rsid="001438e2"/>
    </style:style>
    <style:style style:name="P15" style:family="paragraph" style:parent-style-name="Standard" style:list-style-name="L11">
      <style:text-properties officeooo:paragraph-rsid="001438e2"/>
    </style:style>
    <style:style style:name="P16" style:family="paragraph" style:parent-style-name="Standard" style:list-style-name="L12">
      <style:text-properties officeooo:rsid="0016b690" officeooo:paragraph-rsid="0016b690"/>
    </style:style>
    <style:style style:name="T1" style:family="text">
      <style:text-properties officeooo:rsid="001387e9"/>
    </style:style>
    <style:style style:name="T2" style:family="text">
      <style:text-properties officeooo:rsid="001438e2"/>
    </style:style>
    <style:style style:name="T3" style:family="text">
      <style:text-properties officeooo:rsid="00162cb1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get audience</text:p>
      <text:p text:style-name="P1"/>
      <text:list xml:id="list1320989369" text:style-name="L1">
        <text:list-item>
          <text:p text:style-name="P3">Who are they?</text:p>
        </text:list-item>
      </text:list>
      <text:list xml:id="list1213363357" text:style-name="L10">
        <text:list-item>
          <text:list>
            <text:list-item>
              <text:p text:style-name="P14"><text:span text:style-name="T1">Children aged 10-12</text:span></text:p>
            </text:list-item>
          </text:list>
        </text:list-item>
      </text:list>
      <text:list xml:id="list93318179792488" text:continue-list="list1320989369" text:style-name="L1">
        <text:list-item>
          <text:p text:style-name="P2">What (online) media do they like?</text:p>
        </text:list-item>
      </text:list>
      <text:list xml:id="list2076059954" text:style-name="L6">
        <text:list-item>
          <text:list>
            <text:list-item>
              <text:p text:style-name="P6">TikTok</text:p>
            </text:list-item>
            <text:list-item>
              <text:p text:style-name="P6">Instagram</text:p>
            </text:list-item>
            <text:list-item>
              <text:p text:style-name="P6">Whatsapp</text:p>
            </text:list-item>
            <text:list-item>
              <text:p text:style-name="P6">Snapchat</text:p>
            </text:list-item>
          </text:list>
        </text:list-item>
      </text:list>
      <text:list xml:id="list93317908940719" text:continue-list="list93318179792488" text:style-name="L1">
        <text:list-item>
          <text:p text:style-name="P2">What are popular trends of the moment?</text:p>
        </text:list-item>
      </text:list>
      <text:list xml:id="list2244447545" text:style-name="L7">
        <text:list-item>
          <text:list>
            <text:list-item>
              <text:p text:style-name="P7">TikTok</text:p>
            </text:list-item>
          </text:list>
        </text:list-item>
      </text:list>
      <text:list xml:id="list93317803368119" text:continue-list="list93317908940719" text:style-name="L1">
        <text:list-item>
          <text:p text:style-name="P2">What is their screen time?</text:p>
        </text:list-item>
      </text:list>
      <text:list xml:id="list540285784" text:style-name="L11">
        <text:list-item>
          <text:list>
            <text:list-item>
              <text:p text:style-name="P15"><text:span text:style-name="T2">It depends</text:span></text:p>
            </text:list-item>
          </text:list>
        </text:list-item>
      </text:list>
      <text:list xml:id="list93316148623539" text:continue-list="list93317803368119" text:style-name="L1">
        <text:list-item>
          <text:p text:style-name="P2">What kind of devices do they use?</text:p>
        </text:list-item>
      </text:list>
      <text:list xml:id="list3374090120" text:style-name="L8">
        <text:list-item>
          <text:list>
            <text:list-item>
              <text:p text:style-name="P8">Phones</text:p>
            </text:list-item>
            <text:list-item>
              <text:p text:style-name="P8">Tablets</text:p>
            </text:list-item>
            <text:list-item>
              <text:p text:style-name="P8">PCs</text:p>
            </text:list-item>
            <text:list-item>
              <text:p text:style-name="P8">Consoles</text:p>
            </text:list-item>
          </text:list>
        </text:list-item>
      </text:list>
      <text:list xml:id="list93317799915375" text:continue-list="list93316148623539" text:style-name="L1">
        <text:list-item>
          <text:p text:style-name="P2">What games do they play?</text:p>
        </text:list-item>
      </text:list>
      <text:list xml:id="list3764478859" text:style-name="L9">
        <text:list-item>
          <text:list>
            <text:list-item>
              <text:p text:style-name="P9">Fortnite</text:p>
            </text:list-item>
            <text:list-item>
              <text:p text:style-name="P9">Roblox</text:p>
            </text:list-item>
            <text:list-item>
              <text:p text:style-name="P9">Minecraft</text:p>
            </text:list-item>
            <text:list-item>
              <text:p text:style-name="P9">GTA</text:p>
            </text:list-item>
            <text:list-item>
              <text:p text:style-name="P9">Among Us</text:p>
            </text:list-item>
          </text:list>
        </text:list-item>
      </text:list>
      <text:p text:style-name="P5"/>
      <text:p text:style-name="P10">Theme</text:p>
      <text:list xml:id="list1542988258" text:style-name="L2">
        <text:list-item>
          <text:p text:style-name="P11">What do you know about the theme?</text:p>
        </text:list-item>
        <text:list-item>
          <text:p text:style-name="P11">What problems you want to explore?</text:p>
        </text:list-item>
        <text:list-item>
          <text:p text:style-name="P11">Existing Solution</text:p>
        </text:list-item>
      </text:list>
      <text:p text:style-name="P10"/>
      <text:p text:style-name="P10">Topics</text:p>
      <text:list xml:id="list4141180100" text:style-name="L5">
        <text:list-item>
          <text:p text:style-name="P13"><text:span text:style-name="T3">Objective</text:span></text:p>
        </text:list-item>
        <text:list-item>
          <text:p text:style-name="P12">Main and sub-topics for project</text:p>
        </text:list-item>
      </text:list>
      <text:list xml:id="list2627445040" text:style-name="L12">
        <text:list-item>
          <text:list>
            <text:list-item>
              <text:p text:style-name="P16">Teach children to identify cyberbullying</text:p>
            </text:list-item>
            <text:list-item>
              <text:p text:style-name="P16">Teach them to react appropriately</text:p>
            </text:list-item>
          </text:list>
        </text:list-item>
      </text:list>
      <text:list xml:id="list93316239930746" text:continue-list="list93317799915375" text:style-name="L1">
        <text:list-item>
          <text:list>
            <text:list-header>
              <text:p text:style-name="P4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9:01:27.897634418</meta:creation-date>
    <dc:date>2022-12-12T09:33:16.020061150</dc:date>
    <meta:editing-duration>PT18M4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117" meta:character-count="559" meta:non-whitespace-character-count="493"/>
  </office:meta>
</office:document-meta>
</file>